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 unicode" svg:font-family="'lucida sans unicode', 'lucida grande'"/>
    <style:font-face style:name="lucida sans unicode1" svg:font-family="'lucida sans unicode', 'lucida grande', verdana, san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fo:padding="0in" fo:border="none"/>
      <style:text-properties fo:font-variant="normal" fo:text-transform="none" fo:color="#666666" style:font-name="lucida sans unicode1" fo:font-size="7.5pt" fo:letter-spacing="normal" fo:font-style="normal" fo:font-weight="normal"/>
    </style:style>
    <style:style style:name="P2" style:family="paragraph" style:parent-style-name="Text_20_body">
      <style:paragraph-properties fo:orphans="2" fo:widows="2" fo:padding="0in" fo:border="none"/>
      <style:text-properties fo:font-variant="normal" fo:text-transform="none" fo:color="#666666" style:font-name="lucida sans unicode1" fo:font-size="7.5pt" fo:letter-spacing="normal" fo:font-style="normal" fo:font-weight="normal"/>
    </style:style>
    <style:style style:name="P3" style:family="paragraph" style:parent-style-name="Heading_20_1">
      <style:text-properties fo:font-variant="normal" fo:text-transform="none" fo:color="#333333" style:font-name="lucida sans unicode" fo:letter-spacing="normal" fo:font-style="normal"/>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bookmark text:name="ctl00_PageContent_ArticleTitle"/>The Sri Lanka rupee continues to depreciate</text:h>
      <text:section text:style-name="Sect1" text:name="ctl00_PageContent_ArticleContent">
        <text:p text:style-name="P1">The Sri Lankan rupee depreciated to an all-time low of SLRs133.5:US$1 on April 25th. The CBSL governor, Ajith Nivard Cabraal, said that the fall was partly attributable to speculation by local banks, and vowed that the central bank would take strong action against speculators. Sri Lanka's foreign reserves fell by almost 30% over five months, from a high of US$8.6bn in August 2011 to US$6.2bn by December, as the CBSL sought to support the currency. In November 2011 the Sri Lanka rupee was devalued by 3%, but this failed to arrest its downward slide. Since February 9th the authorities have allowed the currency to trade freely, leading to further depreciation.</text:p>
        <text:p text:style-name="P2">The CBSL has also said that it may postpone the implementation of plans to stop supplying US dollars to pay for oil imports. Currently, the CBSL partially meets demand for US dollars to pay for imports of oil, which account for around US$15m a day, out of Sri Lanka's total foreign-exchange market volume of around US$60-100m a day. The central bank had originally announced in late March that it would halt such supplies from May 9th. However, Mr Cabraal said in late April that he might push back the deadline for the sake of stability.</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 unicode" svg:font-family="'lucida sans unicode', 'lucida grande'"/>
    <style:font-face style:name="lucida sans unicode1" svg:font-family="'lucida sans unicode', 'lucida grande', verdana, san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4T12:41:32.326666648</meta:creation-date>
    <dc:date>2018-07-14T12:42:25.126663772</dc:date>
    <meta:editing-duration>PT56S</meta:editing-duration>
    <meta:editing-cycles>1</meta:editing-cycles>
    <meta:document-statistic meta:table-count="0" meta:image-count="0" meta:object-count="0" meta:page-count="1" meta:paragraph-count="3" meta:word-count="212" meta:character-count="1246" meta:non-whitespace-character-count="1037"/>
    <meta:generator>LibreOffice/5.1.6.2$Linux_X86_64 LibreOffice_project/10m0$Build-2</meta:generator>
  </office:meta>
</office:document-meta>
</file>